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1" svg:font-family="Calibri" style:font-family-generic="roman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swiss"/>
    <style:font-face style:name="Mangal" svg:font-family="Mangal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33.4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1.494cm"/>
    </style:style>
    <style:style style:name="co5" style:family="table-column">
      <style:table-column-properties fo:break-before="auto" style:column-width="36.304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6.4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Times New Roman1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Calibri1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alibr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3" style:family="text">
      <style:text-properties style:use-window-font-color="true" style:font-name="Calibri1" fo:font-size="12pt" fo:language="es" fo:country="CR" style:letter-kerning="true" style:font-name-asian="Mangal" style:font-size-asian="12pt" style:language-asian="hi" style:country-asian="IN"/>
    </style:style>
    <style:style style:name="T4" style:family="text">
      <style:text-properties style:use-window-font-color="true" style:font-name="Calibri1" fo:font-size="8pt" fo:language="es" fo:country="CR" style:letter-kerning="true" style:font-name-asian="Mangal" style:font-size-asian="12pt" style:language-asian="hi" style:country-asian="IN"/>
    </style:style>
    <style:style style:name="T5" style:family="text">
      <style:text-properties style:font-name="Calibri" fo:font-size="12pt" style:font-name-asian="Calibri" style:font-size-asian="12pt" style:font-name-complex="Calibri" style:font-size-complex="12pt"/>
    </style:style>
  </office:automatic-styles>
  <office:body>
    <office:spreadsheet>
      <table:table table:name="Consultar informacion del torneo - ESC01" table:style-name="ta1" table:print="false">
        <table:table-column table:style-name="co1" table:default-cell-style-name="Default"/>
        <table:table-column table:style-name="co2" table:default-cell-style-name="ce5"/>
        <table:table-row table:style-name="ro1">
          <table:table-cell office:value-type="string">
            <text:p>CP-01</text:p>
          </table:table-cell>
          <table:table-cell table:style-name="ce2" office:value-type="string">
            <text:p>Precondiciónes Adicionales: El torneo esta en la fase de grupos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6">
            <text:p>Resultados esperados</text:p>
          </table:table-cell>
          <table:table-cell table:style-name="ce3" office:value-type="string">
            <text:p>1. Se muestra en la ventana el nombre de usuario y equipo (si existe).</text:p>
          </table:table-cell>
        </table:table-row>
        <table:table-row table:style-name="ro1">
          <table:covered-table-cell/>
          <table:table-cell table:style-name="ce3" office:value-type="string">
            <text:p>2. Se muestra en la ventana el nombre de el(los) contrincante(s) y la fecha de la siguiente partida a jugar (si existe)</text:p>
          </table:table-cell>
        </table:table-row>
        <table:table-row table:style-name="ro3">
          <table:covered-table-cell/>
          <table:table-cell table:style-name="ce4" office:value-type="string">
            <text:p><text:span text:style-name="T1">3. Aparece la ventana </text:span><text:span text:style-name="T2">“</text:span><text:span text:style-name="T1">Partidas y Fechas</text:span><text:span text:style-name="T2">”</text:span></text:p>
          </table:table-cell>
        </table:table-row>
        <table:table-row table:style-name="ro1">
          <table:covered-table-cell/>
          <table:table-cell table:style-name="ce3" office:value-type="string">
            <text:p>4. Se muestran en la ventana los participantes y fechas de las partidas que se han jugado y se deben jugar en la fase de grupos de su grupo correspondiente.</text:p>
          </table:table-cell>
        </table:table-row>
        <table:table-row table:style-name="ro3">
          <table:covered-table-cell/>
          <table:table-cell table:style-name="ce4" office:value-type="string">
            <text:p><text:span text:style-name="T1">5. Vuelve a la </text:span><text:span text:style-name="T2">“</text:span><text:span text:style-name="T1">Ventana de Torneo</text:span><text:span text:style-name="T2">”</text:span></text:p>
          </table:table-cell>
        </table:table-row>
        <table:table-row table:style-name="ro1">
          <table:covered-table-cell/>
          <table:table-cell table:style-name="ce3" office:value-type="string">
            <text:p>6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3" office:value-type="string">
            <text:p>click(Ver Partidas y Fechas)</text:p>
          </table:table-cell>
        </table:table-row>
        <table:table-row table:style-name="ro1">
          <table:table-cell office:value-type="string">
            <text:p>Ent-2</text:p>
          </table:table-cell>
          <table:table-cell table:style-name="ce3" office:value-type="string">
            <text:p>click(OK)</text:p>
          </table:table-cell>
        </table:table-row>
        <table:table-row table:style-name="ro1">
          <table:table-cell office:value-type="string">
            <text:p>Ent-3</text:p>
          </table:table-cell>
          <table:table-cell table:style-name="ce3" office:value-type="string">
            <text:p>click(Salir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2</text:p>
          </table:table-cell>
          <table:table-cell table:style-name="ce2" office:value-type="string">
            <text:p>Precondiciónes Adicionales: El torneo esta en la fase de eliminatorias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6">
            <text:p>Resultados esperados</text:p>
          </table:table-cell>
          <table:table-cell table:style-name="ce3" office:value-type="string">
            <text:p>1. Se muestra en la ventana el nombre de usuario y equipo (si existe).</text:p>
          </table:table-cell>
        </table:table-row>
        <table:table-row table:style-name="ro1">
          <table:covered-table-cell/>
          <table:table-cell table:style-name="ce3" office:value-type="string">
            <text:p>2. Se muestra en la ventana el nombre de el(los) contrincante(s) y la fecha de la siguiente partida a jugar (si existe)</text:p>
          </table:table-cell>
        </table:table-row>
        <table:table-row table:style-name="ro3">
          <table:covered-table-cell/>
          <table:table-cell table:style-name="ce4" office:value-type="string">
            <text:p><text:span text:style-name="T1">3. Aparece la ventana </text:span><text:span text:style-name="T2">“</text:span><text:span text:style-name="T1">Partidas y Fechas</text:span><text:span text:style-name="T2">”</text:span></text:p>
          </table:table-cell>
        </table:table-row>
        <table:table-row table:style-name="ro1">
          <table:covered-table-cell/>
          <table:table-cell office:value-type="string">
            <text:p>4. Se muestran en la ventana, las fechas y participantes de las partidas que el jugador y su contrincante han jugado en las eliminatorias, la próxima partida y las posibles partidas de las siguiente rondas.</text:p>
          </table:table-cell>
        </table:table-row>
        <table:table-row table:style-name="ro3">
          <table:covered-table-cell/>
          <table:table-cell table:style-name="ce4" office:value-type="string">
            <text:p><text:span text:style-name="T1">5. Vuelve a la </text:span><text:span text:style-name="T2">“</text:span><text:span text:style-name="T1">Ventana de Torneo</text:span><text:span text:style-name="T2">”</text:span></text:p>
          </table:table-cell>
        </table:table-row>
        <table:table-row table:style-name="ro1">
          <table:covered-table-cell/>
          <table:table-cell table:style-name="ce3" office:value-type="string">
            <text:p>6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3" office:value-type="string">
            <text:p>click(Ver Partidas y Fechas)</text:p>
          </table:table-cell>
        </table:table-row>
        <table:table-row table:style-name="ro1">
          <table:table-cell office:value-type="string">
            <text:p>Ent-2</text:p>
          </table:table-cell>
          <table:table-cell table:style-name="ce3" office:value-type="string">
            <text:p>click(OK)</text:p>
          </table:table-cell>
        </table:table-row>
        <table:table-row table:style-name="ro1">
          <table:table-cell office:value-type="string">
            <text:p>Ent-3</text:p>
          </table:table-cell>
          <table:table-cell table:style-name="ce3" office:value-type="string">
            <text:p>click(Salir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3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7">
            <text:p>Resultados esperados</text:p>
          </table:table-cell>
          <table:table-cell office:value-type="string">
            <text:p>1. Se muestra en la ventana el nombre de usuario y equipo (si existe).</text:p>
          </table:table-cell>
        </table:table-row>
        <table:table-row table:style-name="ro1">
          <table:covered-table-cell/>
          <table:table-cell office:value-type="string">
            <text:p>2. Se muestra(n) en la ventana el nombre de el(los)contrincante(s) y la fecha de la siguiente partida a jugar (si existen).</text:p>
          </table:table-cell>
        </table:table-row>
        <table:table-row table:style-name="ro1">
          <table:covered-table-cell/>
          <table:table-cell office:value-type="string">
            <text:p>3. Aparece la ventana “Grupos”</text:p>
          </table:table-cell>
        </table:table-row>
        <table:table-row table:style-name="ro1">
          <table:covered-table-cell/>
          <table:table-cell office:value-type="string">
            <text:p>4. Se muestran en la ventana los nombres y puntos de los jugadores/equipos en el grupo A ordenados alfabéticamente</text:p>
          </table:table-cell>
        </table:table-row>
        <table:table-row table:style-name="ro1">
          <table:covered-table-cell/>
          <table:table-cell office:value-type="string">
            <text:p>5. Los jugadores/equipos se ordenan al inverso de alfabéticamente con sus respectivos puntos</text:p>
          </table:table-cell>
        </table:table-row>
        <table:table-row table:style-name="ro1">
          <table:covered-table-cell/>
          <table:table-cell office:value-type="string">
            <text:p>6. Vuelve a la “Ventana de Torneo”</text:p>
          </table:table-cell>
        </table:table-row>
        <table:table-row table:style-name="ro1">
          <table:covered-table-cell/>
          <table:table-cell office:value-type="string">
            <text:p>7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3" office:value-type="string">
            <text:p>click(Ver Grupos y Puntos)</text:p>
          </table:table-cell>
        </table:table-row>
        <table:table-row table:style-name="ro1">
          <table:table-cell office:value-type="string">
            <text:p>Ent-2</text:p>
          </table:table-cell>
          <table:table-cell table:style-name="ce3" office:value-type="string">
            <text:p>click(Nombre)</text:p>
          </table:table-cell>
        </table:table-row>
        <table:table-row table:style-name="ro1">
          <table:table-cell office:value-type="string">
            <text:p>Ent-3</text:p>
          </table:table-cell>
          <table:table-cell table:style-name="ce3" office:value-type="string">
            <text:p>click(OK)</text:p>
          </table:table-cell>
        </table:table-row>
        <table:table-row table:style-name="ro1">
          <table:table-cell office:value-type="string">
            <text:p>Ent-4</text:p>
          </table:table-cell>
          <table:table-cell table:style-name="ce3" office:value-type="string">
            <text:p>click(Salir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4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7">
            <text:p>Resultados esperados</text:p>
          </table:table-cell>
          <table:table-cell office:value-type="string">
            <text:p>1. Se muestra en la ventana el nombre de usuario y equipo (si existe).</text:p>
          </table:table-cell>
        </table:table-row>
        <table:table-row table:style-name="ro1">
          <table:covered-table-cell/>
          <table:table-cell office:value-type="string">
            <text:p>2. Se muestra(n) en la ventana el nombre de el(los)contrincante(s) y la fecha de la siguiente partida a jugar (si existen).</text:p>
          </table:table-cell>
        </table:table-row>
        <table:table-row table:style-name="ro1">
          <table:covered-table-cell/>
          <table:table-cell office:value-type="string">
            <text:p>3. Aparece la ventana “Grupos”</text:p>
          </table:table-cell>
        </table:table-row>
        <table:table-row table:style-name="ro1">
          <table:covered-table-cell/>
          <table:table-cell office:value-type="string">
            <text:p>4. Se muestran en la ventana los nombres y puntos de los jugadores/equipos en el grupo A ordenados alfabéticamente</text:p>
          </table:table-cell>
        </table:table-row>
        <table:table-row table:style-name="ro1">
          <table:covered-table-cell/>
          <table:table-cell office:value-type="string">
            <text:p>5. Los jugadores/equipos se ordenan de mayor a menor cantidad de puntos en el grupo.</text:p>
          </table:table-cell>
        </table:table-row>
        <table:table-row table:style-name="ro1">
          <table:covered-table-cell/>
          <table:table-cell office:value-type="string">
            <text:p>6. Vuelve a la “Ventana de Torneo”</text:p>
          </table:table-cell>
        </table:table-row>
        <table:table-row table:style-name="ro1">
          <table:covered-table-cell/>
          <table:table-cell office:value-type="string">
            <text:p>7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3" office:value-type="string">
            <text:p>click(Ver Grupos y Puntos)</text:p>
          </table:table-cell>
        </table:table-row>
        <table:table-row table:style-name="ro1">
          <table:table-cell office:value-type="string">
            <text:p>Ent-2</text:p>
          </table:table-cell>
          <table:table-cell table:style-name="ce3" office:value-type="string">
            <text:p>click(Puntos)</text:p>
          </table:table-cell>
        </table:table-row>
        <table:table-row table:style-name="ro1">
          <table:table-cell office:value-type="string">
            <text:p>Ent-3</text:p>
          </table:table-cell>
          <table:table-cell table:style-name="ce3" office:value-type="string">
            <text:p>click(OK)</text:p>
          </table:table-cell>
        </table:table-row>
        <table:table-row table:style-name="ro1">
          <table:table-cell office:value-type="string">
            <text:p>Ent-4</text:p>
          </table:table-cell>
          <table:table-cell table:style-name="ce3" office:value-type="string">
            <text:p>click(Salir)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CP-05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8">
            <text:p>Resultados esperados</text:p>
          </table:table-cell>
          <table:table-cell office:value-type="string">
            <text:p>1. Se muestra en la ventana el nombre de usuario y equipo (si existe).</text:p>
          </table:table-cell>
        </table:table-row>
        <table:table-row table:style-name="ro1">
          <table:covered-table-cell/>
          <table:table-cell office:value-type="string">
            <text:p>2. Se muestra(n) en la ventana el nombre de el(los)contrincante(s) y la fecha de la siguiente partida a jugar (si existen).</text:p>
          </table:table-cell>
        </table:table-row>
        <table:table-row table:style-name="ro1">
          <table:covered-table-cell/>
          <table:table-cell office:value-type="string">
            <text:p>3. Aparece la ventana “Grupos”</text:p>
          </table:table-cell>
        </table:table-row>
        <table:table-row table:style-name="ro1">
          <table:covered-table-cell/>
          <table:table-cell office:value-type="string">
            <text:p>4. Se muestran en la ventana los nombres y puntos de los jugadores/equipos en el grupo A ordenados alfabéticamente</text:p>
          </table:table-cell>
        </table:table-row>
        <table:table-row table:style-name="ro1">
          <table:covered-table-cell/>
          <table:table-cell office:value-type="string">
            <text:p>5. Los jugadores/equipos se ordenan de mayor a menor cantidad de puntos en el grupo.</text:p>
          </table:table-cell>
        </table:table-row>
        <table:table-row table:style-name="ro1">
          <table:covered-table-cell/>
          <table:table-cell office:value-type="string">
            <text:p>6. Los jugadores/equipos se ordenan de menor a mayor cantidad de puntos en el grupo.</text:p>
          </table:table-cell>
        </table:table-row>
        <table:table-row table:style-name="ro1">
          <table:covered-table-cell/>
          <table:table-cell office:value-type="string">
            <text:p>7. Vuelve a la “Ventana de Torneo”</text:p>
          </table:table-cell>
        </table:table-row>
        <table:table-row table:style-name="ro1">
          <table:covered-table-cell/>
          <table:table-cell office:value-type="string">
            <text:p>8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3" office:value-type="string">
            <text:p>click(Ver Grupos y Puntos)</text:p>
          </table:table-cell>
        </table:table-row>
        <table:table-row table:style-name="ro1">
          <table:table-cell office:value-type="string">
            <text:p>Ent-2</text:p>
          </table:table-cell>
          <table:table-cell table:style-name="ce3" office:value-type="string">
            <text:p>click(Puntos)</text:p>
          </table:table-cell>
        </table:table-row>
        <table:table-row table:style-name="ro1">
          <table:table-cell office:value-type="string">
            <text:p>Ent-3</text:p>
          </table:table-cell>
          <table:table-cell table:style-name="ce3" office:value-type="string">
            <text:p>click(Puntos)</text:p>
          </table:table-cell>
        </table:table-row>
        <table:table-row table:style-name="ro1">
          <table:table-cell office:value-type="string">
            <text:p>Ent-4</text:p>
          </table:table-cell>
          <table:table-cell table:style-name="ce3" office:value-type="string">
            <text:p>click(OK)</text:p>
          </table:table-cell>
        </table:table-row>
        <table:table-row table:style-name="ro1">
          <table:table-cell office:value-type="string">
            <text:p>Ent-5</text:p>
          </table:table-cell>
          <table:table-cell table:style-name="ce3" office:value-type="string">
            <text:p>click(Salir)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CP-06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7">
            <text:p>Resultados esperados</text:p>
          </table:table-cell>
          <table:table-cell office:value-type="string">
            <text:p>1. Se muestra en la ventana el nombre de usuario y equipo (si existe).</text:p>
          </table:table-cell>
        </table:table-row>
        <table:table-row table:style-name="ro1">
          <table:covered-table-cell/>
          <table:table-cell office:value-type="string">
            <text:p>2. Se muestra(n) en la ventana el nombre de el(los)contrincante(s) y la fecha de la siguiente partida a jugar (si existen).</text:p>
          </table:table-cell>
        </table:table-row>
        <table:table-row table:style-name="ro1">
          <table:covered-table-cell/>
          <table:table-cell office:value-type="string">
            <text:p>3. Aparece la ventana “Grupos”</text:p>
          </table:table-cell>
        </table:table-row>
        <table:table-row table:style-name="ro1">
          <table:covered-table-cell/>
          <table:table-cell office:value-type="string">
            <text:p>4. Se muestran en la ventana los nombres y puntos de los jugadores/equipos en el grupo A ordenados alfabéticamente</text:p>
          </table:table-cell>
        </table:table-row>
        <table:table-row table:style-name="ro1">
          <table:covered-table-cell/>
          <table:table-cell office:value-type="string">
            <text:p>5. Se muestran en la ventana los nombres y puntos de los jugadores/equipos en el grupo B ordenados alfabéticamente</text:p>
          </table:table-cell>
        </table:table-row>
        <table:table-row table:style-name="ro3">
          <table:covered-table-cell/>
          <table:table-cell table:style-name="ce4" office:value-type="string">
            <text:p><text:span text:style-name="T1">6. Vuelve a la </text:span><text:span text:style-name="T2">“</text:span><text:span text:style-name="T1">Ventana de Torneo</text:span><text:span text:style-name="T2">”</text:span></text:p>
          </table:table-cell>
        </table:table-row>
        <table:table-row table:style-name="ro1">
          <table:covered-table-cell/>
          <table:table-cell table:style-name="ce3" office:value-type="string">
            <text:p>7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3" office:value-type="string">
            <text:p>click(Ver Grupos y Puntos)</text:p>
          </table:table-cell>
        </table:table-row>
        <table:table-row table:style-name="ro1">
          <table:table-cell office:value-type="string">
            <text:p>Ent-2</text:p>
          </table:table-cell>
          <table:table-cell table:style-name="ce3" office:value-type="string">
            <text:p>click(Grupo B)</text:p>
          </table:table-cell>
        </table:table-row>
        <table:table-row table:style-name="ro1">
          <table:table-cell office:value-type="string">
            <text:p>Ent-3</text:p>
          </table:table-cell>
          <table:table-cell table:style-name="ce3" office:value-type="string">
            <text:p>click(OK)</text:p>
          </table:table-cell>
        </table:table-row>
        <table:table-row table:style-name="ro1">
          <table:table-cell office:value-type="string">
            <text:p>Ent-4</text:p>
          </table:table-cell>
          <table:table-cell table:style-name="ce3" office:value-type="string">
            <text:p>click(Salir)</text:p>
          </table:table-cell>
        </table:table-row>
      </table:table>
      <table:table table:name="Configurar partida - ESC01" table:style-name="ta1">
        <table:table-column table:style-name="co1" table:default-cell-style-name="Default"/>
        <table:table-column table:style-name="co4" table:default-cell-style-name="ce7"/>
        <table:table-row table:style-name="ro1">
          <table:table-cell office:value-type="string">
            <text:p>CP-01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5">
            <text:p>Resultados esperados</text:p>
          </table:table-cell>
          <table:table-cell table:style-name="ce6" office:value-type="string">
            <text:p>1. El combo box de jugadores por equipo contiene valores entre 1 y la función piso del número de jugadores divido entre 2.</text:p>
          </table:table-cell>
        </table:table-row>
        <table:table-row table:style-name="ro1">
          <table:covered-table-cell/>
          <table:table-cell table:style-name="ce6" office:value-type="string">
            <text:p>2. El combo box de colores por jugador contiene valores entre 1 y la función piso de 6 divido entre el número de jugadores.</text:p>
          </table:table-cell>
        </table:table-row>
        <table:table-row table:style-name="ro1">
          <table:covered-table-cell/>
          <table:table-cell table:style-name="ce6" office:value-type="string">
            <text:p>3. Aparece la ventana “Esperando Jugadores”</text:p>
          </table:table-cell>
        </table:table-row>
        <table:table-row table:style-name="ro1">
          <table:covered-table-cell/>
          <table:table-cell table:style-name="ce6" office:value-type="string">
            <text:p>4. Se actualizan los contadores de número de jugadores presentes en un equipo y número de jugadores máximo en un equipo, dependiendo de las configuraciones anteriores.</text:p>
          </table:table-cell>
        </table:table-row>
        <table:table-row table:style-name="ro1">
          <table:covered-table-cell/>
          <table:table-cell table:style-name="ce6" office:value-type="string">
            <text:p>5. Un bot aparece en el equipo seleccionado e incrementa el contador de jugadores presentes en 1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 Escoge el tiempo máximo de turn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el tiempo máximo de juego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lige si desea habilitar la captura de fichas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jugadores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jugadores por equi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la cantidad de colores por jugador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“OK”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Selecciona un equipo vacío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“Agregar Bot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2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6">
            <text:p>Resultados esperados</text:p>
          </table:table-cell>
          <table:table-cell table:style-name="ce6" office:value-type="string">
            <text:p>1. El combo box de jugadores por equipo contiene valores entre 1 y la función piso del número de jugadores divido entre 2.</text:p>
          </table:table-cell>
        </table:table-row>
        <table:table-row table:style-name="ro1">
          <table:covered-table-cell/>
          <table:table-cell table:style-name="ce6" office:value-type="string">
            <text:p>2. El combo box de colores por jugador contiene valores entre 1 y la función piso de 6 divido entre el número de jugadores.</text:p>
          </table:table-cell>
        </table:table-row>
        <table:table-row table:style-name="ro1">
          <table:covered-table-cell/>
          <table:table-cell table:style-name="ce6" office:value-type="string">
            <text:p>3. Aparece la ventana “Esperando Jugadores”</text:p>
          </table:table-cell>
        </table:table-row>
        <table:table-row table:style-name="ro1">
          <table:covered-table-cell/>
          <table:table-cell table:style-name="ce6" office:value-type="string">
            <text:p>4. Se actualizan los contadores de número de jugadores presentes en un equipo y número de jugadores máximo en un equipo, dependiendo de las configuraciones anteriores.</text:p>
          </table:table-cell>
        </table:table-row>
        <table:table-row table:style-name="ro1">
          <table:covered-table-cell/>
          <table:table-cell table:style-name="ce6" office:value-type="string">
            <text:p>5. Aparecen los bots en el (los) equipo(s) elegido(s), incrementando el (los) contador(es) de número de jugadores presentes en el (los) equipo(s).</text:p>
          </table:table-cell>
        </table:table-row>
        <table:table-row table:style-name="ro1">
          <table:covered-table-cell/>
          <table:table-cell table:style-name="ce6" office:value-type="string">
            <text:p>6. Desaparece un bot y decrementa el contador de número de jugadores presentes en el equipo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oge el tiempo máximo de turn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el tiempo máximo de juego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lige si desea habilitar la captura de fichas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jugadores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jugadores por equi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la cantidad de colores por jugador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“OK”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Agrega bots en algunos de los equipos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Selecciona un equipo que tiene al menos un bot.</text:p>
          </table:table-cell>
        </table:table-row>
        <table:table-row table:style-name="ro1">
          <table:table-cell office:value-type="string">
            <text:p>Ent-10</text:p>
          </table:table-cell>
          <table:table-cell office:value-type="string">
            <text:p>10. “Quitar Bot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3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5">
            <text:p>Resultados esperados</text:p>
          </table:table-cell>
          <table:table-cell table:style-name="ce6" office:value-type="string">
            <text:p>1. El combo box de jugadores por equipo contiene valores entre 1 y la función piso del número de jugadores divido entre 2.</text:p>
          </table:table-cell>
        </table:table-row>
        <table:table-row table:style-name="ro1">
          <table:covered-table-cell/>
          <table:table-cell table:style-name="ce6" office:value-type="string">
            <text:p>2. El combo box de colores por jugador contiene valores entre 1 y la función piso de 6 divido entre el número de jugadores.</text:p>
          </table:table-cell>
        </table:table-row>
        <table:table-row table:style-name="ro1">
          <table:covered-table-cell/>
          <table:table-cell table:style-name="ce6" office:value-type="string">
            <text:p>3. Aparece la ventana “Esperando Jugadores”</text:p>
          </table:table-cell>
        </table:table-row>
        <table:table-row table:style-name="ro1">
          <table:covered-table-cell/>
          <table:table-cell table:style-name="ce6" office:value-type="string">
            <text:p>4. Se actualizan los contadores de número de jugadores presentes en un equipo y número de jugadores máximo en un equipo, dependiendo de las configuraciones anteriores.</text:p>
          </table:table-cell>
        </table:table-row>
        <table:table-row table:style-name="ro1">
          <table:covered-table-cell/>
          <table:table-cell table:style-name="ce6" office:value-type="string">
            <text:p>5. El jugador que fue invitado recibe una notificación con la información de la partida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oge el tiempo máximo de turn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el tiempo máximo de juego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lige si desea habilitar la captura de fichas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jugadores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jugadores por equi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la cantidad de colores por jugador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“OK”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“Invitar jugador” -&gt; Inserta nombre del jugad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4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6">
            <text:p>Resultados esperados</text:p>
          </table:table-cell>
          <table:table-cell table:style-name="ce6" office:value-type="string">
            <text:p>1. El combo box de jugadores por equipo contiene valores entre 1 y la función piso del número de jugadores divido entre 2.</text:p>
          </table:table-cell>
        </table:table-row>
        <table:table-row table:style-name="ro1">
          <table:covered-table-cell/>
          <table:table-cell table:style-name="ce6" office:value-type="string">
            <text:p>2. El combo box de colores por jugador contiene valores entre 1 y la función piso de 6 divido entre el número de jugadores.</text:p>
          </table:table-cell>
        </table:table-row>
        <table:table-row table:style-name="ro1">
          <table:covered-table-cell/>
          <table:table-cell table:style-name="ce6" office:value-type="string">
            <text:p>3. Aparece la ventana “Esperando Jugadores”</text:p>
          </table:table-cell>
        </table:table-row>
        <table:table-row table:style-name="ro1">
          <table:covered-table-cell/>
          <table:table-cell table:style-name="ce6" office:value-type="string">
            <text:p>4. Se actualizan los contadores de número de jugadores presentes en un equipo y número de jugadores máximo en un equipo, dependiendo de las configuraciones anteriores.</text:p>
          </table:table-cell>
        </table:table-row>
        <table:table-row table:style-name="ro1">
          <table:covered-table-cell/>
          <table:table-cell table:style-name="ce6" office:value-type="string">
            <text:p>5. El jugador que fue seleccionado desaparece del equipo y decrementa el contador de jugadores presentes en el equipo.</text:p>
          </table:table-cell>
        </table:table-row>
        <table:table-row table:style-name="ro1">
          <table:covered-table-cell/>
          <table:table-cell table:style-name="ce6" office:value-type="string">
            <text:p>6. El jugador que fue sacado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oge el tiempo máximo de turn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el tiempo máximo de juego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lige si desea habilitar la captura de fichas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jugadores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jugadores por equi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la cantidad de colores por jugador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“OK”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Selecciona un jugador humano diferente de si mismo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“Sacar jugador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5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5">
            <text:p>Resultados esperados</text:p>
          </table:table-cell>
          <table:table-cell table:style-name="ce6" office:value-type="string">
            <text:p>1. El combo box de jugadores por equipo contiene valores entre 1 y la función piso del número de jugadores divido entre 2.</text:p>
          </table:table-cell>
        </table:table-row>
        <table:table-row table:style-name="ro1">
          <table:covered-table-cell/>
          <table:table-cell table:style-name="ce6" office:value-type="string">
            <text:p>2. El combo box de colores por jugador contiene valores entre 1 y la función piso de 6 divido entre el número de jugadores.</text:p>
          </table:table-cell>
        </table:table-row>
        <table:table-row table:style-name="ro1">
          <table:covered-table-cell/>
          <table:table-cell table:style-name="ce6" office:value-type="string">
            <text:p>3. Aparece la ventana “Esperando Jugadores”</text:p>
          </table:table-cell>
        </table:table-row>
        <table:table-row table:style-name="ro1">
          <table:covered-table-cell/>
          <table:table-cell table:style-name="ce6" office:value-type="string">
            <text:p>4. Se actualizan los contadores de número de jugadores presentes en un equipo y número de jugadores máximo en un equipo, dependiendo de las configuraciones anteriores.</text:p>
          </table:table-cell>
        </table:table-row>
        <table:table-row table:style-name="ro1">
          <table:covered-table-cell/>
          <table:table-cell office:value-type="string">
            <text:p>5. Sigue en el CUS “Jugar Partida”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oge el tiempo máximo de turn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el tiempo máximo de juego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lige si desea habilitar la captura de fichas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jugadores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jugadores por equi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la cantidad de colores por jugador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“OK”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Espera a que se llenen todos los equipos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“Comenzar partida”</text:p>
          </table:table-cell>
        </table:table-row>
      </table:table>
      <table:table table:name="Configurar torneo- ESC01" table:style-name="ta1" table:print="false">
        <table:table-column table:style-name="co1" table:default-cell-style-name="Default"/>
        <table:table-column table:style-name="co5" table:default-cell-style-name="ce7"/>
        <table:table-row table:style-name="ro1">
          <table:table-cell office:value-type="string">
            <text:p>CP-01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/>
          <table:table-cell table:style-name="ce8" office:value-type="string">
            <text:p><text:span text:style-name="T3">2. Aparece una cantidad de tabs igual al log</text:span><text:span text:style-name="T4">2 </text:span><text:span text:style-name="T3">del número de jugadores/equipos, con los nombres en orden de prioridad: Final, Semifinal, Cuartos de Final, 8’ y 16’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1 partida, el tab semifinal contiene 2 partidas, si existe el tab cuartos de final contiene 4 partidas, si existe el tab 8’ contiene 8 partidas y si existe el tab 16’ contiene 16 partida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Eliminatoria simple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el tiempo máximo de turno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el tiempo máximo de jueg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Decide si se permite la captura de fichas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“Siguiente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/>
          <table:table-cell table:style-name="ce8" office:value-type="string">
            <text:p><text:span text:style-name="T3">2. Aparece una cantidad de tabs igual al log</text:span><text:span text:style-name="T4">2 </text:span><text:span text:style-name="T3">del número de jugadores/equipos, con los nombres en orden de prioridad: Final, Semifinal, Cuartos de Final, 8’ y 16’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1 partida, el tab semifinal contiene 4 partidas, si existe el tab cuartos de final contiene 8 partidas, si existe el tab 8’ contiene 16 partidas y si existe el tab 16’ contiene 32 partida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Eliminatoria simple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Selecciona la casilla de ida y vuelta en eliminatoria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el tiempo máximo de turn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el tiempo máximo de juego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Decide si se permite la captura de fichas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“Siguiente”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CP-03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2">
          <table:table-cell office:value-type="string">
            <text:p>Resultados obtenidos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/>
          <table:table-cell table:style-name="ce8" office:value-type="string">
            <text:p><text:span text:style-name="T3">2. Aparece una cantidad de tabs igual al log</text:span><text:span text:style-name="T4">2 </text:span><text:span text:style-name="T3">del número de jugadores/equipos, con los nombres en orden de prioridad: Final, Semifinal, Cuartos de Final, 8’ y 16’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2 partidas, el tab semifinal contiene 2 partidas, si existe el tab cuartos de final contiene 4 partidas, si existe el tab 8’ contiene 8 partidas y si existe el tab 16’ contiene 16 partida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Eliminatoria simple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Selecciona la casilla de ida y vuelta en la final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el tiempo máximo de turn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el tiempo máximo de juego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Decide si se permite la captura de fichas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“Siguiente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4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/>
          <table:table-cell table:style-name="ce8" office:value-type="string">
            <text:p><text:span text:style-name="T3">2. Aparece una cantidad de tabs igual al log</text:span><text:span text:style-name="T4">2 </text:span><text:span text:style-name="T3">del número de jugadores/equipos, con los nombres en orden de prioridad: Final, Semifinal, Cuartos de Final, 8’ y 16’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2 partidas, el tab semifinal contiene 4 partidas, si existe el tab cuartos de final contiene 8 partidas, si existe el tab 8’ contiene 16 partidas y si existe el tab 16’ contiene 32 partida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Eliminatoria simple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Selecciona la casilla de ida y vuelta en eliminatoria.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Selecciona la casilla de ida y vuelta en la final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el tiempo máximo de turno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Escoge el tiempo máximo de juego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Decide si se permite la captura de fichas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“Siguiente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5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4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 table:style-name="ce1"/>
          <table:table-cell table:style-name="ce8" office:value-type="string">
            <text:p><text:span text:style-name="T3">2. Aparece una cantidad de tabs igual a log</text:span><text:span text:style-name="T4">2 </text:span><text:span text:style-name="T3">del número de grupos, más 1, con los nombres en orden de prioridad: Final, Semifinal, Cuartos de Final, 8’ y 16’, más un tab de grupos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1 partida, el tab semifinal contiene 2 partidas, si existe el tab cuartos de final contiene 4 partidas, si existe el tab 8’ contiene 8 partidas y si existe el tab 16’contiene 16 partidas.</text:p>
          </table:table-cell>
        </table:table-row>
        <table:table-row table:style-name="ro1">
          <table:covered-table-cell/>
          <table:table-cell table:style-name="ce6" office:value-type="string">
            <text:p>4. El tab de grupos contiene la sumatoria de 1 hasta el número de participantes/equipos por grupo</text:p>
          </table:table-cell>
        </table:table-row>
        <table:table-row table:style-name="ro3">
          <table:table-cell office:value-type="string">
            <text:p>Ent-1</text:p>
          </table:table-cell>
          <table:table-cell table:style-name="ce9" office:value-type="string">
            <text:p><text:span text:style-name="T5">1. Escribe el nombre del torneo.</text:span>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Grupos y Eliminatoria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participantes/equipos por grupo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participantes/equipos que avanzan a eliminatorias por gru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Escoge el tiempo máximo de turno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Escoge el tiempo máximo de juego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Decide si se permite la captura de fichas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“Siguiente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6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4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 table:style-name="ce1"/>
          <table:table-cell table:style-name="ce8" office:value-type="string">
            <text:p><text:span text:style-name="T3">2. Aparece una cantidad de tabs igual a log</text:span><text:span text:style-name="T4">2 </text:span><text:span text:style-name="T3">del número de grupos, más 1, con los nombres en orden de prioridad: Final, Semifinal, Cuartos de Final, 8’ y 16’, más un tab de grupos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1 partida, el tab semifinal contiene 4 partidas, si existe el tab cuartos de final contiene 8 partidas, si existe el tab 8’ contiene 16 partidas y si existe el tab 16’contiene 32 partidas. Para las cuales la mitad de las partidas son “repetidas” a excepción del tab final.</text:p>
          </table:table-cell>
        </table:table-row>
        <table:table-row table:style-name="ro1">
          <table:covered-table-cell/>
          <table:table-cell table:style-name="ce6" office:value-type="string">
            <text:p>4. El tab de grupos contiene la sumatoria de 1 hasta el número de participantes/equipos por grupo menos 1, multiplicada por el número de grupo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Grupos y Eliminatoria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participantes/equipos por grupo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participantes/equipos que avanzan a eliminatorias por gru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Selecciona la casilla de ida y vuelta en eliminatoria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Escoge el tiempo máximo de turno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Escoge el tiempo máximo de juego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Decide si se permite la captura de fichas.</text:p>
          </table:table-cell>
        </table:table-row>
        <table:table-row table:style-name="ro1">
          <table:table-cell office:value-type="string">
            <text:p>Ent-10</text:p>
          </table:table-cell>
          <table:table-cell office:value-type="string">
            <text:p>10. “Siguiente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7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4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 table:style-name="ce1"/>
          <table:table-cell table:style-name="ce8" office:value-type="string">
            <text:p><text:span text:style-name="T3">2. Aparece una cantidad de tabs igual a log</text:span><text:span text:style-name="T4">2 </text:span><text:span text:style-name="T3">del número de grupos, más 1, con los nombres en orden de prioridad: Final, Semifinal, Cuartos de Final, 8’ y 16’, más un tab de grupos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2 partidas, el tab semifinal contiene 2 partidas, si existe el tab cuartos de final contiene 4 partidas, si existe el tab 8’ contiene 8 partidas y si existe el tab 16’ contiene 16 partidas.</text:p>
          </table:table-cell>
        </table:table-row>
        <table:table-row table:style-name="ro1">
          <table:covered-table-cell/>
          <table:table-cell table:style-name="ce6" office:value-type="string">
            <text:p>4. El tab de grupos contiene la sumatoria de 1 hasta el número de participantes/equipos por grupo menos 1, multiplicada por el número de grupo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Grupos y Eliminatoria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participantes/equipos por grupo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participantes/equipos que avanzan a eliminatorias por gru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Selecciona la casilla de ida y vuelta en la final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Escoge el tiempo máximo de turno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Escoge el tiempo máximo de juego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Decide si se permite la captura de fichas.</text:p>
          </table:table-cell>
        </table:table-row>
        <table:table-row table:style-name="ro1">
          <table:table-cell office:value-type="string">
            <text:p>Ent-10</text:p>
          </table:table-cell>
          <table:table-cell office:value-type="string">
            <text:p>10. “Siguiente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8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4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 table:style-name="ce1"/>
          <table:table-cell table:style-name="ce8" office:value-type="string">
            <text:p><text:span text:style-name="T3">2. Aparece una cantidad de tabs igual a log</text:span><text:span text:style-name="T4">2 </text:span><text:span text:style-name="T3">del número de grupos, más 1, con los nombres en orden de prioridad: Final, Semifinal, Cuartos de Final, 8’ y 16’, más un tab de grupos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2 partidas, el tab semifinal contiene 4 partidas, si existe el tab cuartos de final contiene 8 partidas, si existe el tab 8’ contiene 16 partidas y si existe el tab 16’ contiene 32 partidas.</text:p>
          </table:table-cell>
        </table:table-row>
        <table:table-row table:style-name="ro1">
          <table:covered-table-cell/>
          <table:table-cell table:style-name="ce6" office:value-type="string">
            <text:p>4. El tab de grupos contiene la sumatoria de 1 hasta el número de participantes/equipos por grupo menos 1, multiplicada por el número de grupo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Grupos y Eliminatoria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participantes/equipos por grupo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participantes/equipos que avanzan a eliminatorias por gru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Selecciona la casilla de ida y vuelta en la final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Selecciona la casilla de ida y vuelta en eliminatoria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Escoge el tiempo máximo de turno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Escoge el tiempo máximo de juego.</text:p>
          </table:table-cell>
        </table:table-row>
        <table:table-row table:style-name="ro1">
          <table:table-cell office:value-type="string">
            <text:p>Ent-10</text:p>
          </table:table-cell>
          <table:table-cell office:value-type="string">
            <text:p>10. Decide si se permite la captura de fichas.</text:p>
          </table:table-cell>
        </table:table-row>
        <table:table-row table:style-name="ro1">
          <table:table-cell office:value-type="string">
            <text:p>Ent-11</text:p>
          </table:table-cell>
          <table:table-cell office:value-type="string">
            <text:p>11. “Siguiente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9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4">
            <text:p>Resultados esperados</text:p>
          </table:table-cell>
          <table:table-cell table:style-name="ce6" office:value-type="string">
            <text:p>1. Aparece la ventana “Especificar fechas del torneo”</text:p>
          </table:table-cell>
        </table:table-row>
        <table:table-row table:style-name="ro3">
          <table:covered-table-cell table:style-name="ce1"/>
          <table:table-cell table:style-name="ce8" office:value-type="string">
            <text:p><text:span text:style-name="T3">2. Aparece una cantidad de tabs igual a log</text:span><text:span text:style-name="T4">2 </text:span><text:span text:style-name="T3">del número de grupos, más 1, con los nombres en orden de prioridad: Final, Semifinal, Cuartos de Final, 8’ y 16’, más un tab de grupos.</text:span></text:p>
          </table:table-cell>
        </table:table-row>
        <table:table-row table:style-name="ro1">
          <table:covered-table-cell/>
          <table:table-cell table:style-name="ce6" office:value-type="string">
            <text:p>3. El tab final contiene 1 partida, el tab semifinal contiene 2 partidas, si existe el tab cuartos de final contiene 4 partidas, si existe el tab 8’ contiene 8 partidas y si existe el tab 16’ contiene 16 partidas.</text:p>
          </table:table-cell>
        </table:table-row>
        <table:table-row table:style-name="ro1">
          <table:covered-table-cell/>
          <table:table-cell table:style-name="ce6" office:value-type="string">
            <text:p>4. El tab de grupos contiene la sumatoria de 1 hasta el número de participantes/equipos por grupo menos 1, multiplicada por el número de grupos por 2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scribe el nombre del torneo.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scoge una cantidad de participantes/equipos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scoge “Grupos y Eliminatoria”.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Escoge la cantidad de participantes/equipos por grupo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Escoge la cantidad de participantes/equipos que avanzan a eliminatorias por grupo.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 Selecciona la casilla de ida y vuelta en la fase de grupos.</text:p>
          </table:table-cell>
        </table:table-row>
        <table:table-row table:style-name="ro1">
          <table:table-cell office:value-type="string">
            <text:p>Ent-7</text:p>
          </table:table-cell>
          <table:table-cell office:value-type="string">
            <text:p>7. Escoge el tiempo máximo de turno.</text:p>
          </table:table-cell>
        </table:table-row>
        <table:table-row table:style-name="ro1">
          <table:table-cell office:value-type="string">
            <text:p>Ent-8</text:p>
          </table:table-cell>
          <table:table-cell office:value-type="string">
            <text:p>8. Escoge el tiempo máximo de juego.</text:p>
          </table:table-cell>
        </table:table-row>
        <table:table-row table:style-name="ro1">
          <table:table-cell office:value-type="string">
            <text:p>Ent-9</text:p>
          </table:table-cell>
          <table:table-cell office:value-type="string">
            <text:p>9. Decide si se permite la captura de fichas.</text:p>
          </table:table-cell>
        </table:table-row>
        <table:table-row table:style-name="ro1">
          <table:table-cell office:value-type="string">
            <text:p>Ent-10</text:p>
          </table:table-cell>
          <table:table-cell office:value-type="string">
            <text:p>10. “Siguiente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10</text:p>
          </table:table-cell>
          <table:table-cell table:style-name="ce2" office:value-type="string">
            <text:p>Precondiciónes Adicionales: Está en la ventana "Especificar Fechas del torneo"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5">
            <text:p>Resultados esperados</text:p>
          </table:table-cell>
          <table:table-cell table:style-name="ce6" office:value-type="string">
            <text:p>1. La configuración del torneo y las fechas quedan registradas en la base de datos, para generar las partidas del torneo.</text:p>
          </table:table-cell>
        </table:table-row>
        <table:table-row table:style-name="ro1">
          <table:covered-table-cell table:style-name="ce1"/>
          <table:table-cell table:style-name="ce6" office:value-type="string">
            <text:p>2. El torneo queda registrado en la lista de torneos abiertos para que los jugadores se puedan inscribir.</text:p>
          </table:table-cell>
        </table:table-row>
        <table:table-row table:style-name="ro1">
          <table:covered-table-cell table:style-name="ce1"/>
          <table:table-cell table:style-name="ce6" office:value-type="string">
            <text:p>3. Aparece la ventana “Menú de Torneo”</text:p>
          </table:table-cell>
        </table:table-row>
        <table:table-row table:style-name="ro1">
          <table:covered-table-cell/>
          <table:table-cell table:style-name="ce6" office:value-type="string">
            <text:p>4. El administrador del torneo también queda inscrito para participar en el torneo</text:p>
          </table:table-cell>
        </table:table-row>
        <table:table-row table:style-name="ro1">
          <table:covered-table-cell/>
          <table:table-cell table:style-name="ce6" office:value-type="string">
            <text:p>5. Vuelve al CUS “Elegir modo de juego”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Llena todas las fechas de las partidas en el torneo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“Terminar”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”Inscribirse”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“Ok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11</text:p>
          </table:table-cell>
          <table:table-cell table:style-name="ce2" office:value-type="string">
            <text:p>Precondiciónes Adicionales: Está en la ventana "Especificar Fechas"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5">
            <text:p>Resultados esperados</text:p>
          </table:table-cell>
          <table:table-cell table:style-name="ce6" office:value-type="string">
            <text:p>1. La configuración del torneo y las fechas quedan registradas en la base de datos, para generar las partidas del torneo.</text:p>
          </table:table-cell>
        </table:table-row>
        <table:table-row table:style-name="ro1">
          <table:covered-table-cell table:style-name="ce1"/>
          <table:table-cell table:style-name="ce6" office:value-type="string">
            <text:p>2. El torneo queda registrado en la lista de torneos abiertos para que los jugadores se puedan inscribir.</text:p>
          </table:table-cell>
        </table:table-row>
        <table:table-row table:style-name="ro1">
          <table:covered-table-cell table:style-name="ce1"/>
          <table:table-cell table:style-name="ce6" office:value-type="string">
            <text:p>3. Aparece la ventana “Menú de Torneo”</text:p>
          </table:table-cell>
        </table:table-row>
        <table:table-row table:style-name="ro1">
          <table:covered-table-cell/>
          <table:table-cell office:value-type="string">
            <text:p>4. El jugador invitado recibe una invitación con la información del torneo</text:p>
          </table:table-cell>
        </table:table-row>
        <table:table-row table:style-name="ro1">
          <table:covered-table-cell/>
          <table:table-cell table:style-name="ce6" office:value-type="string">
            <text:p>5. Vuelve al CUS “Elegir modo de juego”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Llena todas las fechas de las partidas en el torneo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“Terminar”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“Invitar jugador” -&gt;Inserta nombre del jugador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“Ok”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12</text:p>
          </table:table-cell>
          <table:table-cell table:style-name="ce2" office:value-type="string">
            <text:p>Precondiciónes Adicionales: Está en la ventana "Especificar Fechas"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6">
            <text:p>Resultados esperados</text:p>
          </table:table-cell>
          <table:table-cell table:style-name="ce6" office:value-type="string">
            <text:p>1. La configuración del torneo y las fechas quedan registradas en la base de datos, para generar las partidas del torneo.</text:p>
          </table:table-cell>
        </table:table-row>
        <table:table-row table:style-name="ro1">
          <table:covered-table-cell table:style-name="ce1"/>
          <table:table-cell table:style-name="ce6" office:value-type="string">
            <text:p>2. El torneo queda registrado en la lista de torneos abiertos para que los jugadores se puedan inscribir.</text:p>
          </table:table-cell>
        </table:table-row>
        <table:table-row table:style-name="ro1">
          <table:covered-table-cell table:style-name="ce1"/>
          <table:table-cell table:style-name="ce6" office:value-type="string">
            <text:p>3. Aparece la ventana “Menú de Torneo”</text:p>
          </table:table-cell>
        </table:table-row>
        <table:table-row table:style-name="ro1">
          <table:covered-table-cell table:style-name="ce1"/>
          <table:table-cell table:style-name="ce6" office:value-type="string">
            <text:p>4. El jugador seleccionado desaparece de la lista de participantes.</text:p>
          </table:table-cell>
        </table:table-row>
        <table:table-row table:style-name="ro1">
          <table:covered-table-cell/>
          <table:table-cell table:style-name="ce6" office:value-type="string">
            <text:p>5. El jugador seleccionado recibe una notificación y queda fuera del torneo.</text:p>
          </table:table-cell>
        </table:table-row>
        <table:table-row table:style-name="ro1">
          <table:covered-table-cell/>
          <table:table-cell office:value-type="string">
            <text:p>6. Vuelve al CUS “Elegir modo de juego”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Llena todas las fechas de las partidas en el torneo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“Terminar”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Selecciona un jugador diferente de si mismo de la lista de participantes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 “Sacar jugador”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 “Ok”</text:p>
          </table:table-cell>
        </table:table-row>
      </table:table>
      <table:table table:name="Jugar partida - ESC01" table:style-name="ta1">
        <table:table-column table:style-name="co6" table:default-cell-style-name="Default"/>
        <table:table-column table:style-name="co7" table:default-cell-style-name="ce3"/>
        <table:table-row table:style-name="ro1">
          <table:table-cell office:value-type="string">
            <text:p>CP-01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6">
            <text:p>Resultados esperados</text:p>
          </table:table-cell>
          <table:table-cell table:style-name="ce5" office:value-type="string">
            <text:p>1. Se selecciona la ficha elegida (se nota por un circulo de diferente color alrededor de la ficha).</text:p>
          </table:table-cell>
        </table:table-row>
        <table:table-row table:style-name="ro1">
          <table:covered-table-cell table:style-name="ce1"/>
          <table:table-cell table:style-name="ce5" office:value-type="string">
            <text:p>2. Se selecciona la otra ficha.</text:p>
          </table:table-cell>
        </table:table-row>
        <table:table-row table:style-name="ro1">
          <table:covered-table-cell table:style-name="ce1"/>
          <table:table-cell table:style-name="ce5" office:value-type="string">
            <text:p>3. Se pierde la selección de ficha</text:p>
          </table:table-cell>
        </table:table-row>
        <table:table-row table:style-name="ro1">
          <table:covered-table-cell table:style-name="ce1"/>
          <table:table-cell table:style-name="ce5" office:value-type="string">
            <text:p>4. Se selecciona otra ficha de nuevo.</text:p>
          </table:table-cell>
        </table:table-row>
        <table:table-row table:style-name="ro1">
          <table:covered-table-cell/>
          <table:table-cell table:style-name="ce5" office:value-type="string">
            <text:p>5. No pasa nada</text:p>
          </table:table-cell>
        </table:table-row>
        <table:table-row table:style-name="ro1">
          <table:covered-table-cell/>
          <table:table-cell table:style-name="ce5" office:value-type="string">
            <text:p>6. Se pierde la selección de ficha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Cualquier ficha propia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Cualquier ficha propia)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click(Cualquier ficha ajena)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4.click(Cualquier ficha propia)</text:p>
          </table:table-cell>
        </table:table-row>
        <table:table-row table:style-name="ro1">
          <table:table-cell office:value-type="string">
            <text:p>Ent-5</text:p>
          </table:table-cell>
          <table:table-cell office:value-type="string">
            <text:p>5.click(Cualquier casilla no adyacente a una ficha)</text:p>
          </table:table-cell>
        </table:table-row>
        <table:table-row table:style-name="ro1">
          <table:table-cell office:value-type="string">
            <text:p>Ent-6</text:p>
          </table:table-cell>
          <table:table-cell office:value-type="string">
            <text:p>6.click(Cualquier lugar fuera del tablero que no sea un botón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2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office:value-type="string">
            <text:p>1. Se selecciona la ficha elegida.</text:p>
          </table:table-cell>
        </table:table-row>
        <table:table-row table:style-name="ro1">
          <table:covered-table-cell table:style-name="ce1"/>
          <table:table-cell office:value-type="string">
            <text:p>2. Se ve la animación de la ficha moviéndose a la casilla seleccionada</text:p>
          </table:table-cell>
        </table:table-row>
        <table:table-row table:style-name="ro1">
          <table:covered-table-cell table:style-name="ce1"/>
          <table:table-cell office:value-type="string">
            <text:p>3. Termina el turno del jugador, le toca mover al jugador que esté a la izquierda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Cualquier ficha propia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Cualquier casilla vacía adyacente a la ficha seleccionada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3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office:value-type="string">
            <text:p>1. Se selecciona la ficha elegida.</text:p>
          </table:table-cell>
        </table:table-row>
        <table:table-row table:style-name="ro1">
          <table:covered-table-cell table:style-name="ce1"/>
          <table:table-cell office:value-type="string">
            <text:p>2. Se ve la animación de la ficha moviéndose a la casilla seleccionada pasando por encima de la ficha adyacente a la seleccionada</text:p>
          </table:table-cell>
        </table:table-row>
        <table:table-row table:style-name="ro1">
          <table:covered-table-cell table:style-name="ce1"/>
          <table:table-cell office:value-type="string">
            <text:p>3. Termina el turno del jugador, le toca mover al jugador que esté a la izquierda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Cualquier ficha propia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Cualquier casilla vacía adyacente a una ficha que esté adyacente a la ficha seleccionada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4</text:p>
          </table:table-cell>
          <table:table-cell table:style-name="ce2"/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office:value-type="string">
            <text:p>1. Se selecciona la ficha elegida.</text:p>
          </table:table-cell>
        </table:table-row>
        <table:table-row table:style-name="ro2">
          <table:covered-table-cell table:style-name="ce1"/>
          <table:table-cell office:value-type="string">
            <text:p>2. Se ve la animación de la ficha moviéndose a la casilla seleccionada pasando por encima de las fichas necesarias para llegar</text:p>
          </table:table-cell>
        </table:table-row>
        <table:table-row table:style-name="ro1">
          <table:covered-table-cell table:style-name="ce1"/>
          <table:table-cell office:value-type="string">
            <text:p>3. Termina el turno del jugador, le toca mover al jugador que esté a la izquierda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Cualquier ficha propia)</text:p>
          </table:table-cell>
        </table:table-row>
        <table:table-row table:style-name="ro1">
          <table:table-cell office:value-type="string">
            <text:p>Ent-2</text:p>
          </table:table-cell>
          <table:table-cell table:style-name="ce5" office:value-type="string">
            <text:p>2.click(Cualquier casilla vacía adyacente a una ficha, que esté adyacente a otra casilla vacía, que esta adyacente a la ficha seleccionada o a otra ficha adyacente a una casilla vacía…[recurrencia]) ← Cuando salta varias fichas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5</text:p>
          </table:table-cell>
          <table:table-cell table:style-name="ce2" office:value-type="string">
            <text:p>Precondiciones adicionales: No es el turno del jugador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2">
            <text:p>Resultados esperados</text:p>
          </table:table-cell>
          <table:table-cell table:style-name="ce5" office:value-type="string">
            <text:p>1. Va a la ventana de ayuda en el CUS consultar ayuda del juego. (Si llega a ser el turno del jugador aparece el tiempo de turno restante al lado de la ventana)</text:p>
          </table:table-cell>
        </table:table-row>
        <table:table-row table:style-name="ro1">
          <table:covered-table-cell table:style-name="ce1"/>
          <table:table-cell table:style-name="ce5" office:value-type="string">
            <text:p>2. Vuelve a la ventana de juego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Ayuda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Continuar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6</text:p>
          </table:table-cell>
          <table:table-cell table:style-name="ce2" office:value-type="string">
            <text:p>Precondiciones adicionales: Es el turno del jugador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2">
            <text:p>Resultados esperados</text:p>
          </table:table-cell>
          <table:table-cell table:style-name="ce5" office:value-type="string">
            <text:p>1. Va a la ventana de ayuda en el CUS consultar ayuda del juego, pero puede ver el tiempo que le queda de turno restante a un lado de la ventana.</text:p>
          </table:table-cell>
        </table:table-row>
        <table:table-row table:style-name="ro1">
          <table:covered-table-cell table:style-name="ce1"/>
          <table:table-cell table:style-name="ce5" office:value-type="string">
            <text:p>2. Vuelve a la ventana de juego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Ayuda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Continuar)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CP-07</text:p>
          </table:table-cell>
          <table:table-cell table:style-name="ce2" office:value-type="string">
            <text:p>Precondiciones adicionales: Se esta jugando solo contra bots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2">
            <text:p>Resultados esperados</text:p>
          </table:table-cell>
          <table:table-cell office:value-type="string">
            <text:p>1. Aparece una ventana de confirmación.</text:p>
          </table:table-cell>
        </table:table-row>
        <table:table-row table:style-name="ro1">
          <table:covered-table-cell table:style-name="ce1"/>
          <table:table-cell office:value-type="string">
            <text:p>2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Salir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OK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8</text:p>
          </table:table-cell>
          <table:table-cell table:style-name="ce2" office:value-type="string">
            <text:p>Precondiciones adicionales: Se esta jugando contra al menos un humano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2">
            <text:p>Resultados esperados</text:p>
          </table:table-cell>
          <table:table-cell table:style-name="ce5" office:value-type="string">
            <text:p>1. Aparece una ventana de confirmación, con una advertencia de que no va a poder jugar otra partida contra humanos por 10 minutos y que perdería la partida con 0 puntos.</text:p>
          </table:table-cell>
        </table:table-row>
        <table:table-row table:style-name="ro1">
          <table:covered-table-cell table:style-name="ce1"/>
          <table:table-cell office:value-type="string">
            <text:p>2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Salir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OK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09</text:p>
          </table:table-cell>
          <table:table-cell table:style-name="ce2" office:value-type="string">
            <text:p>Precondiciones adicionales: Se esta jugando solo contra bots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4">
            <text:p>Resultados esperados</text:p>
          </table:table-cell>
          <table:table-cell table:style-name="ce5" office:value-type="string">
            <text:p>1. Aparece la ventana “Opciones”.</text:p>
          </table:table-cell>
        </table:table-row>
        <table:table-row table:style-name="ro1">
          <table:covered-table-cell/>
          <table:table-cell table:style-name="ce5" office:value-type="string">
            <text:p>2. Aparece una ventana de confirmación</text:p>
          </table:table-cell>
        </table:table-row>
        <table:table-row table:style-name="ro1">
          <table:covered-table-cell table:style-name="ce1"/>
          <table:table-cell table:style-name="ce5" office:value-type="string">
            <text:p>3. Los datos del estado y configuración de la partida quedan guardados, para que el jugador pueda reanudarla en otro momento.</text:p>
          </table:table-cell>
        </table:table-row>
        <table:table-row table:style-name="ro1">
          <table:covered-table-cell table:style-name="ce1"/>
          <table:table-cell table:style-name="ce5" office:value-type="string">
            <text:p>4. Vuelve al CUS anterior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Opciones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Suspender Partida)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click(OK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10</text:p>
          </table:table-cell>
          <table:table-cell table:style-name="ce2" office:value-type="string">
            <text:p>Precondiciones adicionales: Se esta jugandocontra al menos un humano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4">
            <text:p>Resultados esperados</text:p>
          </table:table-cell>
          <table:table-cell table:style-name="ce5" office:value-type="string">
            <text:p>1. Aparece la ventana “Opciones”.</text:p>
          </table:table-cell>
        </table:table-row>
        <table:table-row table:style-name="ro1">
          <table:covered-table-cell/>
          <table:table-cell table:style-name="ce5" office:value-type="string">
            <text:p>2. Aparece una ventana de informándole que se les preguntará a los otros jugadores si desean suspender la partida también</text:p>
          </table:table-cell>
        </table:table-row>
        <table:table-row table:style-name="ro1">
          <table:covered-table-cell table:style-name="ce1"/>
          <table:table-cell table:style-name="ce5" office:value-type="string">
            <text:p>3. Todos los jugadores aceptan, los datos del estado y configuración de la partida quedan guardados, para que los jugadores pueda reanudarla en otro momento.</text:p>
          </table:table-cell>
        </table:table-row>
        <table:table-row table:style-name="ro1">
          <table:covered-table-cell table:style-name="ce1"/>
          <table:table-cell table:style-name="ce5" office:value-type="string">
            <text:p>4. Vuelve al CUS anterior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Opciones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Suspender Partida)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click(OK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11</text:p>
          </table:table-cell>
          <table:table-cell table:style-name="ce2" office:value-type="string">
            <text:p>Precondiciones adicionales: Se esta jugando solo contra bots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table:style-name="ce5" office:value-type="string">
            <text:p>1. Aparece la ventana “Opciones”.</text:p>
          </table:table-cell>
        </table:table-row>
        <table:table-row table:style-name="ro1">
          <table:covered-table-cell/>
          <table:table-cell table:style-name="ce5" office:value-type="string">
            <text:p>2. Aparece una ventana informando que se activo la ayuda.</text:p>
          </table:table-cell>
        </table:table-row>
        <table:table-row table:style-name="ro1">
          <table:covered-table-cell table:style-name="ce1"/>
          <table:table-cell table:style-name="ce5" office:value-type="string">
            <text:p>3. Las casillas a las que puede mover la ficha seleccionada cambian de color para resaltarlas.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click(Opciones)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click(Activar ayuda del sistema)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click(OK)</text:p>
          </table:table-cell>
        </table:table-row>
        <table:table-row table:style-name="ro1">
          <table:table-cell office:value-type="string">
            <text:p>Ent-4</text:p>
          </table:table-cell>
          <table:table-cell office:value-type="string">
            <text:p>3.click(Cualquier ficha propia)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12</text:p>
          </table:table-cell>
          <table:table-cell table:style-name="ce2" office:value-type="string">
            <text:p>Precondiciones adicionales: Es el turno del jugador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table:style-name="ce5" office:value-type="string">
            <text:p>1. Se ve la animación de la ficha moviéndose a la casilla seleccionada saltando las fichas necesarias para llegar.</text:p>
          </table:table-cell>
        </table:table-row>
        <table:table-row table:style-name="ro1">
          <table:covered-table-cell/>
          <table:table-cell table:style-name="ce5" office:value-type="string">
            <text:p>2. Se le otorga un punto al jugador</text:p>
          </table:table-cell>
        </table:table-row>
        <table:table-row table:style-name="ro1">
          <table:covered-table-cell table:style-name="ce1"/>
          <table:table-cell table:style-name="ce5" office:value-type="string">
            <text:p>3. Termina el turno del jugador, le toca mover al jugador que esté a la izquierda.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5" office:value-type="string">
            <text:p>1. Ocurren los casos de prueba 2,3 o 4, pero la casilla donde cae la ficha es de la esquina contraria a donde inició.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CP-13</text:p>
          </table:table-cell>
          <table:table-cell table:style-name="ce2" office:value-type="string">
            <text:p>Precondiciones adicionales: Es el turno del jugador, es la última ficha del jugador en llegar a la esquina contraria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table:style-name="Default"/>
        </table:table-row>
        <table:table-row table:style-name="ro1">
          <table:table-cell office:value-type="string">
            <text:p>Resultados obtenidos</text:p>
          </table:table-cell>
          <table:table-cell table:style-name="ce6"/>
        </table:table-row>
        <table:table-row table:style-name="ro1">
          <table:table-cell table:style-name="ce1" office:value-type="string" table:number-columns-spanned="1" table:number-rows-spanned="3">
            <text:p>Resultados esperados</text:p>
          </table:table-cell>
          <table:table-cell table:style-name="ce5" office:value-type="string">
            <text:p>1. Se ve la animación de la ficha moviéndose a la casilla seleccionada saltando las fichas necesarias para llegar.</text:p>
          </table:table-cell>
        </table:table-row>
        <table:table-row table:style-name="ro1">
          <table:covered-table-cell/>
          <table:table-cell table:style-name="ce5" office:value-type="string">
            <text:p>2. Se le otorga un punto al jugador, más 25 si quedó en primer lugar, 20 segundo lugar, 15 tercero…</text:p>
          </table:table-cell>
        </table:table-row>
        <table:table-row table:style-name="ro1">
          <table:covered-table-cell table:style-name="ce1"/>
          <table:table-cell table:style-name="ce5" office:value-type="string">
            <text:p>3. Termina el turno del jugador, le toca mover al jugador que esté a la izquierda a menos que sea el último lugar, en cuyo caso termina la partida y regresa al CUS anterior.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5" office:value-type="string">
            <text:p>1. Ocurren los casos de prueba 2,3 o 4, pero la casilla donde cae la ficha es de la esquina contraria a donde inició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alibri1" svg:font-family="Calibri" style:font-family-generic="roman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swiss"/>
    <style:font-face style:name="Mangal" svg:font-family="Mangal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4:50:44.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32:38.97</meta:creation-date>
    <meta:editing-duration>PT1H43M18S</meta:editing-duration>
    <meta:editing-cycles>23</meta:editing-cycles>
    <meta:generator>LibreOffice/4.0.2.2$Windows_x86 LibreOffice_project/4c82dcdd6efcd48b1d8bba66bfe1989deee49c3</meta:generator>
    <dc:date>2013-04-21T16:46:00.35</dc:date>
    <meta:document-statistic meta:table-count="4" meta:cell-count="704" meta:object-count="0"/>
    <meta:user-defined meta:name="Info 1"/>
    <meta:user-defined meta:name="Info 2"/>
    <meta:user-defined meta:name="Info 3"/>
    <meta:user-defined meta:name="Info 4"/>
  </office:meta>
</office:document-meta>
</file>